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tternsBasedResolver.dump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atternsBasedResolver.listTokenValues( String [ ] tokens , Map criteri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PatternsBasedResolver.setIvyPatterns( List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setM2compatible( boolean compat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AbstractPatternsBase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atternsBasedResolver.getIvy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filterNames( Collection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tternsBasedResolver.findResourceUsingPatterns( ModuleRevisionId moduleRevision , List patternList , Artifact artifact , ResourceMDParser rmdparser , Date d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PatternsBasedResolver.findArtifactNames( Map tokenValues , String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atternsBasedResolver.isM2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findResource( ResolvedResource [ ] rress , ResourceMDParser rmdparser , ModuleRevisionId mrid , Date dat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AbstractPatternsBasedResolver.convertM2OrganizationForResourceSearch( String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findIvyFileRef( DependencyDescriptor dd , Resolve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tternsBasedResolver.getModuleDescriptor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findArtifactRef( Artifact artifact , Date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tternsBasedResolver.convertM2IdForResourceSearch( ModuleRevisionId m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tternsBasedResolver.getArtifac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addIvy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addConfiguredArtifact( IvyPatter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convertM2TokenValuesForResourceSearch( Map token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tternsBasedResolver.findNames( Map tokenValues , String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tternsBasedResolver.findTokenValues( Collection names , List patterns , Map tokenValues ,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atternsBasedResolver.resolveTokenValues( String [ ] tokens , String pattern , Map criteria , boolean noM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PatternsBasedResolver.addConfiguredIvy( IvyPatter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setArtifactPatterns( List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addArtifac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sBasedResolver.findIvyNames( Map tokenValues , String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